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adornments="Arrunta" style:font-family-generic="swiss" style:font-pitch="variable"/>
    <style:font-face style:name="Copperplate Gothic Light1"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Goiburua">
      <style:text-properties officeooo:rsid="02283b6c" officeooo:paragraph-rsid="02283b6c"/>
    </style:style>
    <style:style style:name="P2" style:family="paragraph" style:parent-style-name="Azpititulo">
      <style:text-properties officeooo:paragraph-rsid="001c1a6b"/>
    </style:style>
    <style:style style:name="P3" style:family="paragraph" style:parent-style-name="Azpititulo">
      <style:text-properties officeooo:rsid="018cf59f" officeooo:paragraph-rsid="018cf59f"/>
    </style:style>
    <style:style style:name="P4" style:family="paragraph" style:parent-style-name="Azpititulo">
      <style:text-properties officeooo:paragraph-rsid="01ff3ad2"/>
    </style:style>
    <style:style style:name="P5" style:family="paragraph" style:parent-style-name="Azpititulo">
      <style:text-properties officeooo:rsid="01ff3ad2" officeooo:paragraph-rsid="01ff3ad2"/>
    </style:style>
    <style:style style:name="P6" style:family="paragraph" style:parent-style-name="Izenak_20_titulo">
      <style:text-properties officeooo:rsid="020029e6" officeooo:paragraph-rsid="020029e6"/>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ua_20_1">
      <style:text-properties officeooo:rsid="020ad6f8" officeooo:paragraph-rsid="020ad6f8"/>
    </style:style>
    <style:style style:name="P9" style:family="paragraph" style:parent-style-name="Textua_20_1">
      <style:text-properties officeooo:paragraph-rsid="020ad6f8"/>
    </style:style>
    <style:style style:name="P10" style:family="paragraph" style:parent-style-name="Textua_20_1">
      <style:paragraph-properties fo:break-before="page"/>
      <style:text-properties officeooo:paragraph-rsid="020ad6f8"/>
    </style:style>
    <style:style style:name="P11" style:family="paragraph" style:parent-style-name="Titulo">
      <style:text-properties officeooo:rsid="02269170" officeooo:paragraph-rsid="02269170"/>
    </style:style>
    <style:style style:name="P12" style:family="paragraph" style:parent-style-name="Standard" style:master-page-name="Portada">
      <style:paragraph-properties fo:text-align="center" style:justify-single-word="false" style:page-number="auto"/>
      <style:text-properties style:font-name="Britannic Bold" fo:font-size="36pt" officeooo:rsid="001b432c" officeooo:paragraph-rsid="001b432c" style:font-size-asian="36pt" style:font-size-complex="36pt"/>
    </style:style>
    <style:style style:name="P13" style:family="paragraph" style:parent-style-name="Izenburua_20_Orrialdeak" style:master-page-name="Orrialdea_20_1">
      <style:paragraph-properties style:page-number="auto"/>
      <style:text-properties style:text-underline-style="solid" style:text-underline-width="auto" style:text-underline-color="font-color" officeooo:rsid="001cd312" officeooo:paragraph-rsid="001cd312"/>
    </style:style>
    <style:style style:name="P14" style:family="paragraph" style:parent-style-name="Azpi_20_izenburuak_20__28_1.1_29_" style:list-style-name="Numbering_20_123">
      <style:text-properties officeooo:paragraph-rsid="0176d79a"/>
    </style:style>
    <style:style style:name="P15" style:family="paragraph" style:parent-style-name="Azpi_20_izenburuak_20__28_1.1_29_" style:list-style-name="Numbering_20_123">
      <style:text-properties officeooo:rsid="022d47e6" officeooo:paragraph-rsid="022d47e6"/>
    </style:style>
    <style:style style:name="P16" style:family="paragraph" style:parent-style-name="Azpititulo">
      <style:text-properties officeooo:rsid="022d47e6" officeooo:paragraph-rsid="022d47e6"/>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master-page-name="Aurkibidea">
      <style:paragraph-properties style:page-number="auto"/>
    </style:style>
    <style:style style:name="P19" style:family="paragraph" style:parent-style-name="Textua_20_1" style:list-style-name="Numbering_20_123">
      <style:paragraph-properties fo:text-align="justify" style:justify-single-word="false"/>
      <style:text-properties officeooo:paragraph-rsid="0205eef0"/>
    </style:style>
    <style:style style:name="T1" style:family="text">
      <style:text-properties officeooo:rsid="001e9a41"/>
    </style:style>
    <style:style style:name="T2" style:family="text">
      <style:text-properties officeooo:rsid="0201c176"/>
    </style:style>
    <style:style style:name="T3" style:family="text">
      <style:text-properties officeooo:rsid="0205eef0"/>
    </style:style>
    <style:style style:name="T4" style:family="text">
      <style:text-properties officeooo:rsid="0207ee03"/>
    </style:style>
    <style:style style:name="T5" style:family="text">
      <style:text-properties officeooo:rsid="02269170"/>
    </style:style>
    <style:style style:name="T6" style:family="text">
      <style:text-properties officeooo:rsid="022d47e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text:p>
      <text:p text:style-name="P11">ALAIKTOMUGI</text:p>
      <text:p text:style-name="P11">TAXI-ZERBITZUAK</text:p>
      <text:p text:style-name="P3"/>
      <text:p text:style-name="P3"/>
      <text:p text:style-name="P5"/>
      <text:p text:style-name="P5"/>
      <text:p text:style-name="P5"/>
      <text:p text:style-name="P16">TALDE PROPOSAMENA</text:p>
      <text:p text:style-name="Azpititulo"/>
      <text:p text:style-name="Azpititulo"/>
      <text:p text:style-name="Azpititulo"/>
      <text:p text:style-name="Azpititulo"><text:s/></text:p>
      <text:p text:style-name="P4"/>
      <text:p text:style-name="P4"/>
      <text:p text:style-name="P4"/>
      <text:p text:style-name="P4"/>
      <text:p text:style-name="Izenak_20_titulo">EGILEA: <text:span text:style-name="T5">YAGO DURAN, DUARTE DE OLIVEIRA ETA</text:span>AIMAR CALVO</text:p>
      <text:p text:style-name="P6">DATA: <text:span text:style-name="T2">202</text:span><text:span text:style-name="T5">5</text:span><text:span text:style-name="T2">/0</text:span><text:span text:style-name="T5">5</text:span><text:span text:style-name="T2">/</text:span><text:span text:style-name="T5">0</text:span><text:span text:style-name="T2">7</text:span></text:p>
      <text:table-of-content text:style-name="Sect1" text:protected="true" text:name="Aurkibidea1">
        <text:table-of-content-source text:outline-level="10" text:use-index-source-styles="true">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zpi_20_izenburuak_20__28_1.1_29_"/>
          </text:index-source-styles>
          <text:index-source-styles text:outline-level="2">
            <text:index-source-style text:style-name="Izenburua_20_Orrialdeak"/>
            <text:index-source-style text:style-name="AZPI_20_IZENBURUAK_20__28_1.2_29_"/>
            <text:index-source-style text:style-name="Heading_20_1"/>
          </text:index-source-styles>
        </text:table-of-content-source>
        <text:index-body>
          <text:index-title text:style-name="Sect1" text:name="Aurkibidea1_Head">
            <text:p text:style-name="P18">Aurkibidea</text:p>
          </text:index-title>
          <text:p text:style-name="P7"><text:a xlink:type="simple" xlink:href="#__RefHeading___Toc3347_1440249984" text:style-name="Index_20_Link" text:visited-style-name="Index_20_Link"><text:s/>1 <text:s/>Talde proposamena<text:tab/>3</text:a></text:p>
        </text:index-body>
      </text:table-of-content>
      <text:p text:style-name="P2"/>
      <text:p text:style-name="P2"/>
      <text:p text:style-name="P13"/>
      <text:list text:style-name="Numbering_20_123">
        <text:list-item>
          <text:p text:style-name="P15"><text:bookmark-start text:name="__RefHeading___Toc3347_1440249984"/>Talde proposamena<text:bookmark-end text:name="__RefHeading___Toc3347_1440249984"/></text:p>
          <text:p text:style-name="P14"/>
          <text:p text:style-name="P19"><text:span text:style-name="T4">baten azalera kalkulatzen duen programa bat sortu beharko dugu, errore bat sortu eta azaldu zergatik agertzen da errore hori. Bigarren ariketan zirkuferentzia baten azalera kalkulatzen duen programa bat sortu beharko dugu <text:s/>eta .jar exekutagarri batean bihurtu.</text:span></text:p>
        </text:list-item>
      </text:list>
      <text:p text:style-name="P8"/>
      <text:p text:style-name="P8"/>
      <text:p text:style-name="P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adornments="Arrunta" style:font-family-generic="swiss" style:font-pitch="variable"/>
    <style:font-face style:name="Copperplate Gothic Light1"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master-page-name="">
      <style:paragraph-properties fo:text-align="center" style:justify-single-word="false" style:page-number="auto">
        <style:tab-stops/>
      </style:paragraph-properties>
      <style:text-properties style:font-name="Britannic Bold1" fo:font-family="'Britannic Bold'" style:font-style-name="Arrunta" style:font-family-generic="swiss" style:font-pitch="variable" fo:font-size="60pt"/>
    </style:style>
    <style:style style:name="Azpititulo" style:family="paragraph" style:parent-style-name="Standard" style:master-page-name="">
      <style:paragraph-properties fo:text-align="center" style:justify-single-word="false" style:page-number="auto">
        <style:tab-stops/>
      </style:paragraph-properties>
      <style:text-properties style:font-name="Britannic Bold2" fo:font-family="'Britannic Bold'" style:font-style-name="Etzana" style:font-family-generic="swiss" style:font-pitch="variable" fo:font-size="32pt" fo:font-style="italic"/>
    </style:style>
    <style:style style:name="Goiburua" style:family="paragraph" style:parent-style-name="Header" style:master-page-name="">
      <style:paragraph-properties fo:text-align="end" style:justify-single-word="false" style:page-number="auto"/>
      <style:text-properties fo:font-size="9pt"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zenak_20_titulo" style:display-name="Izenak titulo" style:family="paragraph" style:parent-style-name="Azpititulo" style:master-page-name="">
      <style:paragraph-properties fo:text-align="start" style:justify-single-word="false" style:page-number="auto"/>
      <style:text-properties fo:font-size="14pt"/>
    </style:style>
    <style:style style:name="Izenburua_20_Orrialdeak" style:display-name="Izenburua Orrialdeak" style:family="paragraph" style:parent-style-name="Azpititulo" style:master-page-name="">
      <style:paragraph-properties fo:text-align="start" style:justify-single-word="false" style:page-number="auto">
        <style:tab-stops/>
      </style:paragraph-properties>
      <style:text-properties style:font-name="Copperplate Gothic Light1" fo:font-family="'Copperplate Gothic Light'" style:font-style-name="Lodia" style:font-family-generic="swiss" style:font-pitch="variable" fo:font-size="24pt" fo:font-style="normal" fo:font-weight="bold"/>
    </style:style>
    <style:style style:name="AURKIBIDEA" style:family="paragraph" style:parent-style-name="Izenburua_20_Orrialdeak" style:master-page-name="">
      <style:paragraph-properties style:page-number="auto">
        <style:tab-stops/>
      </style:paragraph-properties>
      <style:text-properties style:font-name="Arial Rounded MT Bold" fo:font-family="'Arial Rounded MT Bold'" style:font-style-name="Arrunta" style:font-family-generic="swiss" style:font-pitch="variable" fo:font-size="13pt" fo:font-weight="normal"/>
    </style:style>
    <style:style style:name="Azpi_20_izenburuak_20__28_1.1_29_" style:display-name="Azpi izenburuak (1.1)" style:family="paragraph" style:parent-style-name="Izenburua_20_Orrialdeak" style:default-outline-level="" style:list-style-name="Numbering_20_123" style:master-page-name="">
      <style:paragraph-properties style:page-number="auto"/>
      <style:text-properties fo:color="#2a6099" loext:opacity="100%" fo:font-size="1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rri_20_oina_20_1" style:display-name="Orri oina 1" style:family="paragraph" style:parent-style-name="Footer" style:master-page-name="">
      <style:paragraph-properties style:page-number="auto"/>
      <style:text-properties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extua_20_1" style:display-name="Textua 1" style:family="paragraph" style:parent-style-name="Text_20_body" style:master-page-name="">
      <style:paragraph-properties fo:text-align="justify" style:justify-single-word="false" style:page-number="auto" text:number-lines="true" text:line-number="2"/>
      <style:text-properties style:font-name="Copperplate Gothic Light" fo:font-family="'Copperplate Gothic Light'" style:font-style-name="Arrunta" style:font-family-generic="swiss" style:font-pitch="variable" fo:font-size="10pt" officeooo:rsid="01582ddf"/>
    </style:style>
    <style:style style:name="TAULA_20_1_20_FASEA" style:display-name="TAULA 1 FASEA" style:family="paragraph" style:parent-style-name="Table"/>
    <style:style style:name="IRUDIA" style:family="paragraph" style:parent-style-name="Figur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ZPI_20_IZENBURUAK_20__28_1.2_29_" style:display-name="AZPI IZENBURUAK (1.2)" style:family="paragraph" style:parent-style-name="Textua_20_1" style:default-outline-level="" style:list-style-name="Numbering_20_123" style:master-page-name="">
      <style:paragraph-properties style:page-number="auto" text:number-lines="true" text:line-number="0">
        <style:tab-stops/>
      </style:paragraph-properties>
      <style:text-properties fo:color="#2a6099" loext:opacity="100%" fo:font-size="10.5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urkibidea" style:family="text">
      <style:text-properties style:font-name="Liberation Sans1" fo:font-family="'Liberation Sans'" style:font-style-name="Lodia" style:font-family-generic="swiss" style:font-pitch="variabl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u"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u"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Goiburua">
      <style:text-properties officeooo:rsid="02283b6c" officeooo:paragraph-rsid="02283b6c"/>
    </style:style>
    <style:style style:name="MT1" style:family="text">
      <style:text-properties officeooo:rsid="001e9a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b4c7d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b4c7dc"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b4c7d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b4c7dc"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b4c7dc" draw:opacity="100%"/>
    </style:style>
  </office:automatic-styles>
  <office:master-styles>
    <style:master-page style:name="Standard" style:page-layout-name="Mpm1" draw:style-name="Mdp1">
      <style:header>
        <text:p text:style-name="Header"/>
      </style:header>
    </style:master-page>
    <style:master-page style:name="Portada" style:page-layout-name="Mpm2" draw:style-name="Mdp2">
      <style:header>
        <text:p text:style-name="Goiburua"/>
      </style:head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Aurkibidea" style:page-layout-name="Mpm10" draw:style-name="Mdp2"/>
    <style:master-page style:name="Orrialdea_20_1" style:display-name="Orrialdea 1" style:page-layout-name="Mpm11" draw:style-name="Mdp1">
      <style:header>
        <text:p text:style-name="MP1">ALAIKTOMUGI</text:p>
      </style:header>
      <style:footer>
        <text:p text:style-name="Orri_20_oina_20_1"><text:page-number text:select-page="current">4</text:page-number>.<text:span text:style-name="MT1">orrialde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7T08:12:02.405000000</meta:creation-date>
    <dc:title>SEGURTASUN INFORMATIKOA</dc:title>
    <meta:editing-cycles>197</meta:editing-cycles>
    <meta:generator>LibreOffice/7.4.0.3$Windows_X86_64 LibreOffice_project/f85e47c08ddd19c015c0114a68350214f7066f5a</meta:generator>
    <meta:editing-duration>PT23H16M36S</meta:editing-duration>
    <dc:date>2025-05-07T09:19:47.544000000</dc:date>
    <meta:document-statistic meta:table-count="0" meta:image-count="0" meta:object-count="0" meta:page-count="4" meta:paragraph-count="13" meta:word-count="60" meta:character-count="449" meta:non-whitespace-character-count="394"/>
    <meta:template xlink:type="simple" xlink:actuate="onRequest" xlink:title="SEGURTASUN INFORMATIKOA" xlink:href="../../../../../../AppData/Roaming/LibreOffice/4/user/template/Aurkezpenak/SEGURTASUN%20INFORMATIKOA.ott" meta:date="2022-12-07T08:12:01.638000000"/>
  </office:meta>
</office:document-meta>
</file>